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3.2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PageStyle_5f_1_20_concurrent_20_requ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T4]&gt;=0)" style:apply-style-name="ConditionalStyle_5f_1" style:base-cell-address="'Sheet 1'.A4"/>
    </style:style>
    <style:style style:name="ce5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T4]&gt;=0)" style:apply-style-name="ConditionalStyle_5f_1" style:base-cell-address="'Sheet 1'.A4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T4]&gt;=0)" style:apply-style-name="ConditionalStyle_5f_1" style:base-cell-address="'Sheet 1'.A4"/>
    </style:style>
    <style:style style:name="ce36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[.$T4]&gt;=0)" style:apply-style-name="ConditionalStyle_5f_1" style:base-cell-address="'Sheet 1'.A4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2.4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T4]&gt;=0)" style:apply-style-name="ConditionalStyle_5f_1" style:base-cell-address="'Sheet 1'.A4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990" table:default-cell-style-name="Default"/>
        <table:table-row table:style-name="ro1">
          <table:table-cell table:style-name="ce1" table:number-columns-repeated="2"/>
          <table:table-cell table:style-name="ce58"/>
          <table:table-cell table:style-name="ce29" office:value-type="string" calcext:value-type="string" table:number-columns-spanned="8" table:number-rows-spanned="1">
            <text:p>cRPC</text:p>
          </table:table-cell>
          <table:covered-table-cell table:number-columns-repeated="6"/>
          <table:covered-table-cell table:style-name="ce36"/>
          <table:table-cell table:style-name="ce29" office:value-type="string" calcext:value-type="string" table:number-columns-spanned="8" table:number-rows-spanned="1">
            <text:p>no_cRPC</text:p>
          </table:table-cell>
          <table:covered-table-cell table:number-columns-repeated="6"/>
          <table:covered-table-cell table:style-name="ce36"/>
          <table:table-cell table:number-columns-repeated="992"/>
        </table:table-row>
        <table:table-row table:style-name="ro2">
          <table:table-cell table:style-name="ce1" table:number-columns-repeated="2"/>
          <table:table-cell table:style-name="ce5"/>
          <table:table-cell table:style-name="ce9" office:value-type="string" calcext:value-type="string" table:number-columns-spanned="7" table:number-rows-spanned="1">
            <text:p>Leader</text:p>
          </table:table-cell>
          <table:covered-table-cell table:number-columns-repeated="5"/>
          <table:covered-table-cell table:style-name="ce12"/>
          <table:table-cell table:style-name="ce17" office:value-type="string" calcext:value-type="string" table:number-columns-spanned="1" table:number-rows-spanned="2">
            <text:p>Throughput</text:p>
          </table:table-cell>
          <table:table-cell table:style-name="ce9" office:value-type="string" calcext:value-type="string" table:number-columns-spanned="7" table:number-rows-spanned="1">
            <text:p>Leader</text:p>
          </table:table-cell>
          <table:covered-table-cell table:number-columns-repeated="5"/>
          <table:covered-table-cell table:style-name="ce12"/>
          <table:table-cell table:style-name="ce17" office:value-type="string" calcext:value-type="string" table:number-columns-spanned="1" table:number-rows-spanned="2">
            <text:p>Throughput</text:p>
          </table:table-cell>
          <table:table-cell table:number-columns-repeated="992"/>
        </table:table-row>
        <table:table-row table:style-name="ro3">
          <table:table-cell table:style-name="ce6" office:value-type="string" calcext:value-type="string">
            <text:p>Concurrency</text:p>
          </table:table-cell>
          <table:table-cell table:style-name="ce6" office:value-type="string" calcext:value-type="string">
            <text:p>Clients</text:p>
          </table:table-cell>
          <table:table-cell table:style-name="ce27" office:value-type="string" calcext:value-type="string">
            <text:p>Replicas</text:p>
          </table:table-cell>
          <table:table-cell table:style-name="ce10" office:value-type="string" calcext:value-type="string">
            <text:p>Max CPU utilization</text:p>
          </table:table-cell>
          <table:table-cell table:style-name="ce11" office:value-type="string" calcext:value-type="string">
            <text:p># &gt;=95%</text:p>
          </table:table-cell>
          <table:table-cell table:style-name="ce11" office:value-type="string" calcext:value-type="string">
            <text:p># &gt;=90%</text:p>
          </table:table-cell>
          <table:table-cell table:style-name="ce11" office:value-type="string" calcext:value-type="string">
            <text:p># &gt;=80%</text:p>
          </table:table-cell>
          <table:table-cell table:style-name="ce11" office:value-type="string" calcext:value-type="string">
            <text:p># &gt;=70%</text:p>
          </table:table-cell>
          <table:table-cell table:style-name="ce11" office:value-type="string" calcext:value-type="string">
            <text:p># &gt;=60%</text:p>
          </table:table-cell>
          <table:table-cell table:style-name="ce13" office:value-type="string" calcext:value-type="string">
            <text:p># &gt;=50%</text:p>
          </table:table-cell>
          <table:covered-table-cell table:style-name="ce18"/>
          <table:table-cell table:style-name="ce10" office:value-type="string" calcext:value-type="string">
            <text:p>Max CPU utilization</text:p>
          </table:table-cell>
          <table:table-cell table:style-name="ce11" office:value-type="string" calcext:value-type="string">
            <text:p># &gt;=95%</text:p>
          </table:table-cell>
          <table:table-cell table:style-name="ce11" office:value-type="string" calcext:value-type="string">
            <text:p># &gt;=90%</text:p>
          </table:table-cell>
          <table:table-cell table:style-name="ce11" office:value-type="string" calcext:value-type="string">
            <text:p># &gt;=80%</text:p>
          </table:table-cell>
          <table:table-cell table:style-name="ce11" office:value-type="string" calcext:value-type="string">
            <text:p># &gt;=70%</text:p>
          </table:table-cell>
          <table:table-cell table:style-name="ce11" office:value-type="string" calcext:value-type="string">
            <text:p># &gt;=60%</text:p>
          </table:table-cell>
          <table:table-cell table:style-name="ce13" office:value-type="string" calcext:value-type="string">
            <text:p># &gt;=50%</text:p>
          </table:table-cell>
          <table:covered-table-cell table:style-name="ce18"/>
          <table:table-cell table:style-name="ce21" office:value-type="string" calcext:value-type="string">
            <text:p>Performance Improvement (%)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829.6" calcext:value-type="float">
            <text:p>2829.6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3269.48" calcext:value-type="float">
            <text:p>3269.48</text:p>
          </table:table-cell>
          <table:table-cell table:style-name="ce22" table:formula="of:=TRUNC((([.K4]-[.S4])/[.S4])*100; 4)" office:value-type="float" office:value="-13.4541" calcext:value-type="float">
            <text:p>-13.4541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9904.72" calcext:value-type="float">
            <text:p>9904.7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14" office:value-type="float" office:value="44" calcext:value-type="float">
            <text:p>44</text:p>
          </table:table-cell>
          <table:table-cell table:style-name="ce19" office:value-type="float" office:value="10523.12" calcext:value-type="float">
            <text:p>10523.12</text:p>
          </table:table-cell>
          <table:table-cell table:style-name="ce22" table:formula="of:=TRUNC((([.K5]-[.S5])/[.S5])*100; 4)" office:value-type="float" office:value="-5.8765" calcext:value-type="float">
            <text:p>-5.8765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2472.48" calcext:value-type="float">
            <text:p>12472.48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" calcext:value-type="float">
            <text:p>31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4291.15" calcext:value-type="float">
            <text:p>14291.15</text:p>
          </table:table-cell>
          <table:table-cell table:style-name="ce22" table:formula="of:=TRUNC((([.K6]-[.S6])/[.S6])*100; 4)" office:value-type="float" office:value="-12.7258" calcext:value-type="float">
            <text:p>-12.7258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3413.23" calcext:value-type="float">
            <text:p>13413.23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4911.25" calcext:value-type="float">
            <text:p>14911.25</text:p>
          </table:table-cell>
          <table:table-cell table:style-name="ce22" table:formula="of:=TRUNC((([.K7]-[.S7])/[.S7])*100; 4)" office:value-type="float" office:value="-10.0462" calcext:value-type="float">
            <text:p>-10.0462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2" calcext:value-type="float">
            <text:p>52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4684.38" calcext:value-type="float">
            <text:p>14684.38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6613.95" calcext:value-type="float">
            <text:p>16613.95</text:p>
          </table:table-cell>
          <table:table-cell table:style-name="ce22" table:formula="of:=TRUNC((([.K8]-[.S8])/[.S8])*100; 4)" office:value-type="float" office:value="-11.6141" calcext:value-type="float">
            <text:p>-11.6141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0" calcext:value-type="float">
            <text:p>50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5426.12" calcext:value-type="float">
            <text:p>15426.1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7352.68" calcext:value-type="float">
            <text:p>17352.68</text:p>
          </table:table-cell>
          <table:table-cell table:style-name="ce22" table:formula="of:=TRUNC((([.K9]-[.S9])/[.S9])*100; 4)" office:value-type="float" office:value="-11.1023" calcext:value-type="float">
            <text:p>-11.1023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4305.8" calcext:value-type="float">
            <text:p>14305.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7515.95" calcext:value-type="float">
            <text:p>17515.95</text:p>
          </table:table-cell>
          <table:table-cell table:style-name="ce22" table:formula="of:=TRUNC((([.K10]-[.S10])/[.S10])*100; 4)" office:value-type="float" office:value="-18.327" calcext:value-type="float">
            <text:p>-18.327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19651.68" calcext:value-type="float">
            <text:p>19651.6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54" calcext:value-type="float">
            <text:p>54</text:p>
          </table:table-cell>
          <table:table-cell table:style-name="ce14" office:value-type="float" office:value="54" calcext:value-type="float">
            <text:p>54</text:p>
          </table:table-cell>
          <table:table-cell table:style-name="ce19" office:value-type="float" office:value="38394.95" calcext:value-type="float">
            <text:p>38394.95</text:p>
          </table:table-cell>
          <table:table-cell table:style-name="ce22" table:formula="of:=TRUNC((([.K11]-[.S11])/[.S11])*100; 4)" office:value-type="float" office:value="-48.817" calcext:value-type="float">
            <text:p>-48.817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1132.27" calcext:value-type="float">
            <text:p>21132.2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37401.27" calcext:value-type="float">
            <text:p>37401.27</text:p>
          </table:table-cell>
          <table:table-cell table:style-name="ce22" table:formula="of:=TRUNC((([.K12]-[.S12])/[.S12])*100; 4)" office:value-type="float" office:value="-43.4985" calcext:value-type="float">
            <text:p>-43.4985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3.3" calcext:value-type="float">
            <text:p>93.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0767.23" calcext:value-type="float">
            <text:p>20767.2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38413.37" calcext:value-type="float">
            <text:p>38413.37</text:p>
          </table:table-cell>
          <table:table-cell table:style-name="ce22" table:formula="of:=TRUNC((([.K13]-[.S13])/[.S13])*100; 4)" office:value-type="float" office:value="-45.9374" calcext:value-type="float">
            <text:p>-45.9374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21218.29" calcext:value-type="float">
            <text:p>21218.2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46131.03" calcext:value-type="float">
            <text:p>46131.03</text:p>
          </table:table-cell>
          <table:table-cell table:style-name="ce22" table:formula="of:=TRUNC((([.K14]-[.S14])/[.S14])*100; 4)" office:value-type="float" office:value="-54.0043" calcext:value-type="float">
            <text:p>-54.0043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2808.58" calcext:value-type="float">
            <text:p>22808.5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42117.39" calcext:value-type="float">
            <text:p>42117.39</text:p>
          </table:table-cell>
          <table:table-cell table:style-name="ce22" table:formula="of:=TRUNC((([.K15]-[.S15])/[.S15])*100; 4)" office:value-type="float" office:value="-45.8452" calcext:value-type="float">
            <text:p>-45.8452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8810.99" calcext:value-type="float">
            <text:p>18810.9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3" table:style-name="ce3" office:value-type="float" office:value="54" calcext:value-type="float">
            <text:p>54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1217.19" calcext:value-type="float">
            <text:p>21217.19</text:p>
          </table:table-cell>
          <table:table-cell table:style-name="ce22" table:formula="of:=TRUNC((([.K16]-[.S16])/[.S16])*100; 4)" office:value-type="float" office:value="-11.3408" calcext:value-type="float">
            <text:p>-11.3408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3272.85" calcext:value-type="float">
            <text:p>23272.8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36732.45" calcext:value-type="float">
            <text:p>36732.45</text:p>
          </table:table-cell>
          <table:table-cell table:style-name="ce22" table:formula="of:=TRUNC((([.K17]-[.S17])/[.S17])*100; 4)" office:value-type="float" office:value="-36.6422" calcext:value-type="float">
            <text:p>-36.6422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4" calcext:value-type="float">
            <text:p>54</text:p>
          </table:table-cell>
          <table:table-cell table:style-name="ce14" office:value-type="float" office:value="54" calcext:value-type="float">
            <text:p>54</text:p>
          </table:table-cell>
          <table:table-cell table:style-name="ce19" office:value-type="float" office:value="26345.12" calcext:value-type="float">
            <text:p>26345.1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47148.37" calcext:value-type="float">
            <text:p>47148.37</text:p>
          </table:table-cell>
          <table:table-cell table:style-name="ce22" table:formula="of:=TRUNC((([.K18]-[.S18])/[.S18])*100; 4)" office:value-type="float" office:value="-44.1229" calcext:value-type="float">
            <text:p>-44.1229</text:p>
          </table:table-cell>
          <table:table-cell table:style-name="ce23"/>
          <table:table-cell table:number-columns-repeated="990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25014.95" calcext:value-type="float">
            <text:p>25014.9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46914.74" calcext:value-type="float">
            <text:p>46914.74</text:p>
          </table:table-cell>
          <table:table-cell table:style-name="ce22" table:formula="of:=TRUNC((([.K19]-[.S19])/[.S19])*100; 4)" office:value-type="float" office:value="-46.6799" calcext:value-type="float">
            <text:p>-46.6799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25430.16" calcext:value-type="float">
            <text:p>25430.16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53210.42" calcext:value-type="float">
            <text:p>53210.42</text:p>
          </table:table-cell>
          <table:table-cell table:style-name="ce22" table:formula="of:=TRUNC((([.K20]-[.S20])/[.S20])*100; 4)" office:value-type="float" office:value="-52.2083" calcext:value-type="float">
            <text:p>-52.2083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6283.27" calcext:value-type="float">
            <text:p>26283.2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51829.69" calcext:value-type="float">
            <text:p>51829.69</text:p>
          </table:table-cell>
          <table:table-cell table:style-name="ce22" table:formula="of:=TRUNC((([.K21]-[.S21])/[.S21])*100; 4)" office:value-type="float" office:value="-49.2891" calcext:value-type="float">
            <text:p>-49.2891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3" calcext:value-type="float">
            <text:p>43</text:p>
          </table:table-cell>
          <table:table-cell table:number-columns-repeated="4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9937.49" calcext:value-type="float">
            <text:p>19937.4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1753.21" calcext:value-type="float">
            <text:p>21753.21</text:p>
          </table:table-cell>
          <table:table-cell table:style-name="ce22" table:formula="of:=TRUNC((([.K22]-[.S22])/[.S22])*100; 4)" office:value-type="float" office:value="-8.3469" calcext:value-type="float">
            <text:p>-8.3469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31307.31" calcext:value-type="float">
            <text:p>31307.31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45235.73" calcext:value-type="float">
            <text:p>45235.73</text:p>
          </table:table-cell>
          <table:table-cell table:style-name="ce22" table:formula="of:=TRUNC((([.K23]-[.S23])/[.S23])*100; 4)" office:value-type="float" office:value="-30.7907" calcext:value-type="float">
            <text:p>-30.7907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8347.6" calcext:value-type="float">
            <text:p>28347.6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50212.95" calcext:value-type="float">
            <text:p>50212.95</text:p>
          </table:table-cell>
          <table:table-cell table:style-name="ce22" table:formula="of:=TRUNC((([.K24]-[.S24])/[.S24])*100; 4)" office:value-type="float" office:value="-43.5452" calcext:value-type="float">
            <text:p>-43.5452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30330.83" calcext:value-type="float">
            <text:p>30330.8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51991.02" calcext:value-type="float">
            <text:p>51991.02</text:p>
          </table:table-cell>
          <table:table-cell table:style-name="ce22" table:formula="of:=TRUNC((([.K25]-[.S25])/[.S25])*100; 4)" office:value-type="float" office:value="-41.6614" calcext:value-type="float">
            <text:p>-41.6614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36242.69" calcext:value-type="float">
            <text:p>36242.6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52041.32" calcext:value-type="float">
            <text:p>52041.32</text:p>
          </table:table-cell>
          <table:table-cell table:style-name="ce22" table:formula="of:=TRUNC((([.K26]-[.S26])/[.S26])*100; 4)" office:value-type="float" office:value="-30.3578" calcext:value-type="float">
            <text:p>-30.3578</text:p>
          </table:table-cell>
          <table:table-cell table:style-name="ce23"/>
          <table:table-cell table:number-columns-repeated="990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25355.15" calcext:value-type="float">
            <text:p>25355.1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55847.63" calcext:value-type="float">
            <text:p>55847.63</text:p>
          </table:table-cell>
          <table:table-cell table:style-name="ce22" table:formula="of:=TRUNC((([.K27]-[.S27])/[.S27])*100; 4)" office:value-type="float" office:value="-54.5994" calcext:value-type="float">
            <text:p>-54.5994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0033.14" calcext:value-type="float">
            <text:p>20033.14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22090.81" calcext:value-type="float">
            <text:p>22090.81</text:p>
          </table:table-cell>
          <table:table-cell table:style-name="ce22" table:formula="of:=TRUNC((([.K28]-[.S28])/[.S28])*100; 4)" office:value-type="float" office:value="-9.3145" calcext:value-type="float">
            <text:p>-9.3145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37153.67" calcext:value-type="float">
            <text:p>37153.6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46258.82" calcext:value-type="float">
            <text:p>46258.82</text:p>
          </table:table-cell>
          <table:table-cell table:style-name="ce22" table:formula="of:=TRUNC((([.K29]-[.S29])/[.S29])*100; 4)" office:value-type="float" office:value="-19.683" calcext:value-type="float">
            <text:p>-19.683</text:p>
          </table:table-cell>
          <table:table-cell table:number-columns-repeated="991"/>
        </table:table-row>
        <table:table-row table:style-name="ro4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" calcext:value-type="float">
            <text:p>46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27693.84" calcext:value-type="float">
            <text:p>27693.84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50117.02" calcext:value-type="float">
            <text:p>50117.02</text:p>
          </table:table-cell>
          <table:table-cell table:style-name="ce22" table:formula="of:=TRUNC((([.K30]-[.S30])/[.S30])*100; 4)" office:value-type="float" office:value="-44.7416" calcext:value-type="float">
            <text:p>-44.7416</text:p>
          </table:table-cell>
          <table:table-cell table:number-columns-repeated="991"/>
        </table:table-row>
        <table:table-row table:style-name="ro4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30008.07" calcext:value-type="float">
            <text:p>30008.07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3" calcext:value-type="float">
            <text:p>53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49741.31" calcext:value-type="float">
            <text:p>49741.31</text:p>
          </table:table-cell>
          <table:table-cell table:style-name="ce22" table:formula="of:=TRUNC((([.K31]-[.S31])/[.S31])*100; 4)" office:value-type="float" office:value="-39.6717" calcext:value-type="float">
            <text:p>-39.6717</text:p>
          </table:table-cell>
          <table:table-cell table:number-columns-repeated="991"/>
        </table:table-row>
        <table:table-row table:style-name="ro4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6554.23" calcext:value-type="float">
            <text:p>6554.23</text:p>
          </table:table-cell>
          <table:table-cell table:style-name="ce3" office:value-type="float" office:value="53.3" calcext:value-type="float">
            <text:p>53.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9" office:value-type="float" office:value="8914.15" calcext:value-type="float">
            <text:p>8914.15</text:p>
          </table:table-cell>
          <table:table-cell table:style-name="ce22" table:formula="of:=TRUNC((([.K32]-[.S32])/[.S32])*100; 4)" office:value-type="float" office:value="-26.4738" calcext:value-type="float">
            <text:p>-26.4738</text:p>
          </table:table-cell>
          <table:table-cell table:number-columns-repeated="991"/>
        </table:table-row>
        <table:table-row table:style-name="ro4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19" office:value-type="float" office:value="5381.3" calcext:value-type="float">
            <text:p>5381.3</text:p>
          </table:table-cell>
          <table:table-cell table:style-name="ce3" office:value-type="float" office:value="62.5" calcext:value-type="float">
            <text:p>62.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float" office:value="6544.02" calcext:value-type="float">
            <text:p>6544.02</text:p>
          </table:table-cell>
          <table:table-cell table:style-name="ce22" table:formula="of:=TRUNC((([.K33]-[.S33])/[.S33])*100; 4)" office:value-type="float" office:value="-17.7676" calcext:value-type="float">
            <text:p>-17.7676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2467.5" calcext:value-type="float">
            <text:p>2467.5</text:p>
          </table:table-cell>
          <table:table-cell table:style-name="ce3" office:value-type="float" office:value="80" calcext:value-type="float">
            <text:p>8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3203.03" calcext:value-type="float">
            <text:p>3203.03</text:p>
          </table:table-cell>
          <table:table-cell table:style-name="ce22" table:formula="of:=TRUNC((([.K34]-[.S34])/[.S34])*100; 4)" office:value-type="float" office:value="-22.9635" calcext:value-type="float">
            <text:p>-22.9635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66.7" calcext:value-type="float">
            <text:p>66.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14" office:value-type="float" office:value="43" calcext:value-type="float">
            <text:p>43</text:p>
          </table:table-cell>
          <table:table-cell table:style-name="ce19" office:value-type="float" office:value="8778.85" calcext:value-type="float">
            <text:p>8778.85</text:p>
          </table:table-cell>
          <table:table-cell table:style-name="ce3" office:value-type="float" office:value="73.3" calcext:value-type="float">
            <text:p>73.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9752.05" calcext:value-type="float">
            <text:p>9752.05</text:p>
          </table:table-cell>
          <table:table-cell table:style-name="ce22" table:formula="of:=TRUNC((([.K35]-[.S35])/[.S35])*100; 4)" office:value-type="float" office:value="-9.9794" calcext:value-type="float">
            <text:p>-9.9794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2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8411.73" calcext:value-type="float">
            <text:p>8411.7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5577.74" calcext:value-type="float">
            <text:p>15577.74</text:p>
          </table:table-cell>
          <table:table-cell table:style-name="ce22" table:formula="of:=TRUNC((([.K36]-[.S36])/[.S36])*100; 4)" office:value-type="float" office:value="-46.0016" calcext:value-type="float">
            <text:p>-46.0016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6989.24" calcext:value-type="float">
            <text:p>16989.24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39646.82" calcext:value-type="float">
            <text:p>39646.82</text:p>
          </table:table-cell>
          <table:table-cell table:style-name="ce22" table:formula="of:=TRUNC((([.K37]-[.S37])/[.S37])*100; 4)" office:value-type="float" office:value="-57.1485" calcext:value-type="float">
            <text:p>-57.1485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6040.79" calcext:value-type="float">
            <text:p>16040.7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4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9402.32" calcext:value-type="float">
            <text:p>19402.32</text:p>
          </table:table-cell>
          <table:table-cell table:style-name="ce22" table:formula="of:=TRUNC((([.K38]-[.S38])/[.S38])*100; 4)" office:value-type="float" office:value="-17.3254" calcext:value-type="float">
            <text:p>-17.3254</text:p>
          </table:table-cell>
          <table:table-cell table:number-columns-repeated="991"/>
        </table:table-row>
        <table:table-row table:style-name="ro4">
          <table:table-cell table:number-columns-repeated="2" table:style-name="ce3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21096.31" calcext:value-type="float">
            <text:p>21096.31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38226.15" calcext:value-type="float">
            <text:p>38226.15</text:p>
          </table:table-cell>
          <table:table-cell table:style-name="ce22" table:formula="of:=TRUNC((([.K39]-[.S39])/[.S39])*100; 4)" office:value-type="float" office:value="-44.8118" calcext:value-type="float">
            <text:p>-44.8118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6932.79" calcext:value-type="float">
            <text:p>16932.79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3"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19412.44" calcext:value-type="float">
            <text:p>19412.44</text:p>
          </table:table-cell>
          <table:table-cell table:style-name="ce22" table:formula="of:=TRUNC((([.K40]-[.S40])/[.S40])*100; 4)" office:value-type="float" office:value="-12.7735" calcext:value-type="float">
            <text:p>-12.7735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5" calcext:value-type="float">
            <text:p>55</text:p>
          </table:table-cell>
          <table:table-cell table:style-name="ce19" office:value-type="float" office:value="21431.78" calcext:value-type="float">
            <text:p>21431.7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40616.9" calcext:value-type="float">
            <text:p>40616.9</text:p>
          </table:table-cell>
          <table:table-cell table:style-name="ce22" table:formula="of:=TRUNC((([.K41]-[.S41])/[.S41])*100; 4)" office:value-type="float" office:value="-47.2343" calcext:value-type="float">
            <text:p>-47.2343</text:p>
          </table:table-cell>
          <table:table-cell table:number-columns-repeated="991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9083.05" calcext:value-type="float">
            <text:p>19083.05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3" table:style-name="ce3" office:value-type="float" office:value="56" calcext:value-type="float">
            <text:p>56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19204.56" calcext:value-type="float">
            <text:p>19204.56</text:p>
          </table:table-cell>
          <table:table-cell table:style-name="ce22" table:formula="of:=TRUNC((([.K42]-[.S42])/[.S42])*100; 4)" office:value-type="float" office:value="-0.6327" calcext:value-type="float">
            <text:p>-0.6327</text:p>
          </table:table-cell>
          <table:table-cell table:number-columns-repeated="991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4" office:value-type="float" office:value="57" calcext:value-type="float">
            <text:p>57</text:p>
          </table:table-cell>
          <table:table-cell table:style-name="ce19" office:value-type="float" office:value="22055.8" calcext:value-type="float">
            <text:p>22055.8</text:p>
          </table:table-cell>
          <table:table-cell table:style-name="ce3" office:value-type="float" office:value="99.9" calcext:value-type="float">
            <text:p>99.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9" office:value-type="float" office:value="43339.36" calcext:value-type="float">
            <text:p>43339.36</text:p>
          </table:table-cell>
          <table:table-cell table:style-name="ce22" table:formula="of:=TRUNC((([.K43]-[.S43])/[.S43])*100; 4)" office:value-type="float" office:value="-49.109" calcext:value-type="float">
            <text:p>-49.109</text:p>
          </table:table-cell>
          <table:table-cell table:style-name="ce23"/>
          <table:table-cell table:number-columns-repeated="990"/>
        </table:table-row>
        <table:table-row table:style-name="ro2" table:number-rows-repeated="936">
          <table:table-cell table:number-columns-repeated="18"/>
          <table:table-cell table:style-name="ce20"/>
          <table:table-cell table:number-columns-repeated="992"/>
        </table:table-row>
        <table:table-row table:style-name="ro5" table:number-rows-repeated="1047576">
          <table:table-cell table:number-columns-repeated="1011"/>
        </table:table-row>
        <table:table-row table:style-name="ro6" table:number-rows-repeated="20">
          <table:table-cell table:number-columns-repeated="1011"/>
        </table:table-row>
        <table:table-row table:style-name="ro6">
          <table:table-cell table:number-columns-repeated="1011"/>
        </table:table-row>
        <table:named-expressions>
          <table:named-range table:name="_xlnm._FilterDatabase" table:base-cell-address="$'Sheet 1'.$A$1" table:cell-range-address="$'Sheet 1'.$C$3:.$C$43"/>
        </table:named-expressions>
        <calcext:conditional-formats>
          <calcext:conditional-format calcext:target-range-address="'Sheet 1'.A4:'Sheet 1'.T43">
            <calcext:condition calcext:apply-style-name="ConditionalStyle_1" calcext:value="formula-is([.$T4]&gt;=0)" calcext:base-cell-address="'Sheet 1'.A4"/>
          </calcext:conditional-format>
          <calcext:conditional-format calcext:target-range-address="'Sheet 1'.A4:'Sheet 1'.T43">
            <calcext:condition calcext:apply-style-name="ConditionalStyle_2" calcext:value="formula-is([.$T4]&lt;0)" calcext:base-cell-address="'Sheet 1'.A4"/>
          </calcext:conditional-format>
        </calcext:conditional-formats>
      </table:table>
      <table:named-expressions/>
      <table:database-ranges>
        <table:database-range table:name="__Anonymous_Sheet_DB__0" table:target-range-address="'Sheet 1'.A3:'Sheet 1'.C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6d7a8"/>
    </style:style>
    <style:style style:name="ConditionalStyle_5f_2" style:display-name="ConditionalStyle_2" style:family="table-cell" style:parent-style-name="Default">
      <style:table-cell-properties fo:background-color="#ea9999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4">00/00/0000</text:date>, <text:time style:data-style-name="N2" text:time-value="01:44:26.4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_20_concurrent_20_request" style:display-name="PageStyle_1 concurrent requ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_20_concurrent_20_request" style:display-name="PageStyle_(previous) 1 concurrent requ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_20_Client_20_3_20_servers" style:display-name="PageStyle_1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_20_Client_20_5_20_servers" style:display-name="PageStyle_1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_20_Client_20_3_20_servers" style:display-name="PageStyle_3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_20_Client_20_5_20_servers" style:display-name="PageStyle_3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Client_20_3_20_servers" style:display-name="PageStyle_5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Client_20_5_20_servers" style:display-name="PageStyle_5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Client_20_3_20_servers" style:display-name="PageStyle_8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Client_20_5_20_servers" style:display-name="PageStyle_8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_20_Client_20_3_20_servers" style:display-name="PageStyle_10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_20_Client_20_5_20_servers" style:display-name="PageStyle_10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_20_Client_20_3_20_servers" style:display-name="PageStyle_(Previous) 1 Client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_20_Client_20_5_20_servers" style:display-name="PageStyle_(Previous) 1 Client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0_20_Clients_20_3_20_servers" style:display-name="PageStyle_(Previous) 10 Clients 3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0_20_Clients_20_5_20_servers" style:display-name="PageStyle_(Previous) 10 Clients 5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8_Previous_29__20_10_20_Clients_20_7_20_servers" style:display-name="PageStyle_(Previous) 10 Clients 7 serv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3-10-04T01:47:51.427000000</dc:date>
    <meta:editing-duration>PT5H41M28S</meta:editing-duration>
    <meta:editing-cycles>5</meta:editing-cycles>
    <meta:document-statistic meta:table-count="1" meta:cell-count="824" meta:object-count="0"/>
  </office:meta>
</office:document-meta>
</file>